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officeooo:paragraph-rsid="000df8c5" style:font-size-asian="12pt" style:font-size-complex="12pt"/>
    </style:style>
    <style:style style:name="P2" style:family="paragraph" style:parent-style-name="Standard">
      <style:text-properties style:font-name="DejaVu Sans Condensed" fo:font-size="12pt" officeooo:rsid="000df8c5" officeooo:paragraph-rsid="000df8c5" style:font-size-asian="12pt" style:font-size-complex="12pt"/>
    </style:style>
    <style:style style:name="T1" style:family="text">
      <style:text-properties officeooo:rsid="000f7861"/>
    </style:style>
    <style:style style:name="T2" style:family="text">
      <style:text-properties officeooo:rsid="000f798c"/>
    </style:style>
    <style:style style:name="T3" style:family="text">
      <style:text-properties style:font-name="Verdana" fo:font-size="14pt" officeooo:rsid="000f798c" style:font-size-asian="14pt" style:font-size-complex="14pt"/>
    </style:style>
    <style:style style:name="T4" style:family="text">
      <style:text-properties style:font-name="Verdana" fo:font-size="14pt" officeooo:rsid="000df8c5" style:font-size-asian="14pt" style:font-size-complex="14pt"/>
    </style:style>
    <style:style style:name="T5" style:family="text">
      <style:text-properties style:font-name="Verdana" fo:font-size="14pt" officeooo:rsid="000f7861" style:font-size-asian="14pt" style:font-size-complex="14pt"/>
    </style:style>
    <style:style style:name="T6" style:family="text">
      <style:text-properties officeooo:rsid="000df8c5"/>
    </style:style>
    <style:style style:name="T7" style:family="text">
      <style:text-properties fo:font-size="14pt" officeooo:rsid="000f798c" style:font-size-asian="14pt" style:font-size-complex="14pt"/>
    </style:style>
    <style:style style:name="T8" style:family="text">
      <style:text-properties fo:font-size="14pt" officeooo:rsid="000df8c5" style:font-size-asian="14pt" style:font-size-complex="14pt"/>
    </style:style>
    <style:style style:name="T9" style:family="text">
      <style:text-properties fo:font-size="14pt" officeooo:rsid="000f786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ejaVu Sans Condensed </text:span><text:span text:style-name="T6">1</text:span><text:span text:style-name="T2">2</text:span><text:span text:style-name="T6"> pt, paper size is standard US Legal. <text:s/></text:span><text:span text:style-name="T2">(</text:span><text:span text:style-name="T6">Aspect ratio of default kneeboard in cockpit is approx 1:1.66 </text:span><text:span text:style-name="T1">width:height </text:span><text:span text:style-name="T2">(5:3), very close to US Legal (1:1.64)</text:span><text:span text:style-name="T6">.</text:span></text:p>
      <text:p text:style-name="P2">To save as .png, go to File &gt; Export..., select .png from dropdown. <text:s/>Use <text:span text:style-name="T2">2000 px width and let it autocalculate the height</text:span>, set maximum compression <text:span text:style-name="T2">(9)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30T14:42:01.194000000</dc:date>
    <meta:editing-duration>PT1H9M9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56" meta:character-count="330" meta:non-whitespace-character-count="274"/>
  </office:meta>
</office:document-meta>
</file>